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0bfef2" officeooo:paragraph-rsid="000bfef2" style:font-weight-asian="bold" style:font-weight-complex="bold"/>
    </style:style>
    <style:style style:name="P2" style:family="paragraph" style:parent-style-name="Standard">
      <style:text-properties fo:font-weight="normal" officeooo:rsid="000bfef2" officeooo:paragraph-rsid="000bfef2" style:font-weight-asian="normal" style:font-weight-complex="normal"/>
    </style:style>
    <style:style style:name="P3" style:family="paragraph" style:parent-style-name="Standard">
      <style:text-properties fo:font-weight="normal" officeooo:rsid="000da65c" officeooo:paragraph-rsid="000da65c" style:font-weight-asian="normal" style:font-weight-complex="normal"/>
    </style:style>
    <style:style style:name="P4" style:family="paragraph" style:parent-style-name="Standard">
      <style:text-properties fo:font-weight="normal" officeooo:rsid="000eba3e" officeooo:paragraph-rsid="000eba3e" style:font-weight-asian="normal" style:font-weight-complex="normal"/>
    </style:style>
    <style:style style:name="P5" style:family="paragraph" style:parent-style-name="Standard">
      <style:text-properties fo:font-weight="normal" officeooo:rsid="000f9435" officeooo:paragraph-rsid="000eba3e" style:font-weight-asian="normal" style:font-weight-complex="normal"/>
    </style:style>
    <style:style style:name="P6" style:family="paragraph" style:parent-style-name="Standard">
      <style:text-properties fo:font-weight="normal" officeooo:rsid="000f9435" officeooo:paragraph-rsid="000f9435" style:font-weight-asian="normal" style:font-weight-complex="normal"/>
    </style:style>
    <style:style style:name="P7" style:family="paragraph" style:parent-style-name="Standard">
      <style:text-properties fo:font-weight="normal" officeooo:rsid="0010d26f" officeooo:paragraph-rsid="000f9435" style:font-weight-asian="normal" style:font-weight-complex="normal"/>
    </style:style>
    <style:style style:name="P8" style:family="paragraph" style:parent-style-name="Standard">
      <style:text-properties fo:font-weight="normal" officeooo:rsid="0010d26f" officeooo:paragraph-rsid="0010d26f" style:font-weight-asian="normal" style:font-weight-complex="normal"/>
    </style:style>
    <style:style style:name="P9" style:family="paragraph" style:parent-style-name="Standard">
      <style:text-properties fo:font-weight="normal" officeooo:rsid="00115a01" officeooo:paragraph-rsid="00115a01" style:font-weight-asian="normal" style:font-weight-complex="normal"/>
    </style:style>
    <style:style style:name="P10" style:family="paragraph" style:parent-style-name="Standard">
      <style:text-properties fo:font-weight="normal" officeooo:rsid="0012f629" officeooo:paragraph-rsid="00115a01" style:font-weight-asian="normal" style:font-weight-complex="normal"/>
    </style:style>
    <style:style style:name="P11" style:family="paragraph" style:parent-style-name="Standard">
      <style:text-properties fo:font-weight="normal" officeooo:rsid="0012f629" officeooo:paragraph-rsid="0012f629" style:font-weight-asian="normal" style:font-weight-complex="normal"/>
    </style:style>
    <style:style style:name="P12" style:family="paragraph" style:parent-style-name="Standard">
      <style:text-properties fo:font-weight="normal" officeooo:rsid="0013c228" officeooo:paragraph-rsid="0013c228" style:font-weight-asian="normal" style:font-weight-complex="normal"/>
    </style:style>
    <style:style style:name="P13" style:family="paragraph" style:parent-style-name="Standard">
      <style:text-properties fo:font-weight="normal" officeooo:rsid="00152c12" officeooo:paragraph-rsid="00152c12" style:font-weight-asian="normal" style:font-weight-complex="normal"/>
    </style:style>
    <style:style style:name="P14" style:family="paragraph" style:parent-style-name="Standard">
      <style:text-properties fo:font-weight="normal" officeooo:rsid="00152fc7" officeooo:paragraph-rsid="00152fc7" style:font-weight-asian="normal" style:font-weight-complex="normal"/>
    </style:style>
    <style:style style:name="P15" style:family="paragraph" style:parent-style-name="Standard">
      <style:text-properties fo:font-weight="normal" officeooo:rsid="001623d9" officeooo:paragraph-rsid="001623d9" style:font-weight-asian="normal" style:font-weight-complex="normal"/>
    </style:style>
    <style:style style:name="P16" style:family="paragraph" style:parent-style-name="Standard">
      <style:text-properties fo:font-weight="normal" officeooo:rsid="00170359" officeooo:paragraph-rsid="00170359" style:font-weight-asian="normal" style:font-weight-complex="normal"/>
    </style:style>
    <style:style style:name="P17" style:family="paragraph" style:parent-style-name="Standard">
      <style:text-properties fo:font-weight="normal" officeooo:rsid="0019022f" officeooo:paragraph-rsid="0019022f" style:font-weight-asian="normal" style:font-weight-complex="normal"/>
    </style:style>
    <style:style style:name="P18" style:family="paragraph" style:parent-style-name="Standard">
      <style:text-properties fo:font-weight="normal" officeooo:rsid="001afe58" officeooo:paragraph-rsid="001afe58" style:font-weight-asian="normal" style:font-weight-complex="normal"/>
    </style:style>
    <style:style style:name="P19" style:family="paragraph" style:parent-style-name="Standard">
      <style:text-properties fo:font-style="italic" fo:font-weight="normal" officeooo:rsid="000eba3e" officeooo:paragraph-rsid="000eba3e" style:font-style-asian="italic" style:font-weight-asian="normal" style:font-style-complex="italic" style:font-weight-complex="normal"/>
    </style:style>
    <style:style style:name="P20" style:family="paragraph" style:parent-style-name="Standard">
      <style:text-properties fo:font-style="italic" fo:font-weight="normal" officeooo:rsid="0012f629" officeooo:paragraph-rsid="0012f629" style:font-style-asian="italic" style:font-weight-asian="normal" style:font-style-complex="italic" style:font-weight-complex="normal"/>
    </style:style>
    <style:style style:name="P21" style:family="paragraph" style:parent-style-name="Standard">
      <style:text-properties fo:font-style="italic" fo:font-weight="normal" officeooo:rsid="00152fc7" officeooo:paragraph-rsid="00152fc7" style:font-style-asian="italic" style:font-weight-asian="normal" style:font-style-complex="italic" style:font-weight-complex="normal"/>
    </style:style>
    <style:style style:name="P22" style:family="paragraph" style:parent-style-name="Standard">
      <style:text-properties fo:font-style="normal" fo:font-weight="normal" officeooo:rsid="00152c12" officeooo:paragraph-rsid="00152c12" style:font-style-asian="normal" style:font-weight-asian="normal" style:font-style-complex="normal" style:font-weight-complex="normal"/>
    </style:style>
    <style:style style:name="P23" style:family="paragraph" style:parent-style-name="Standard">
      <style:text-properties fo:font-style="normal" fo:font-weight="normal" officeooo:rsid="00152fc7" officeooo:paragraph-rsid="00152fc7" style:font-style-asian="normal" style:font-weight-asian="normal" style:font-style-complex="normal" style:font-weight-complex="normal"/>
    </style:style>
    <style:style style:name="P24" style:family="paragraph" style:parent-style-name="Standard">
      <style:text-properties fo:font-style="normal" fo:font-weight="normal" officeooo:rsid="001623d9" officeooo:paragraph-rsid="001623d9" style:font-style-asian="normal" style:font-weight-asian="normal" style:font-style-complex="normal" style:font-weight-complex="normal"/>
    </style:style>
    <style:style style:name="P25" style:family="paragraph" style:parent-style-name="Standard">
      <style:text-properties fo:font-style="normal" fo:font-weight="normal" officeooo:rsid="001bf37d" officeooo:paragraph-rsid="001bf37d" style:font-style-asian="normal" style:font-weight-asian="normal" style:font-style-complex="normal" style:font-weight-complex="normal"/>
    </style:style>
    <style:style style:name="P26" style:family="paragraph" style:parent-style-name="Standard">
      <style:text-properties fo:font-style="normal" fo:font-weight="normal" officeooo:rsid="001d217b" officeooo:paragraph-rsid="001d217b" style:font-style-asian="normal" style:font-weight-asian="normal" style:font-style-complex="normal" style:font-weight-complex="normal"/>
    </style:style>
    <style:style style:name="P27" style:family="paragraph" style:parent-style-name="Standard">
      <style:text-properties fo:font-style="normal" fo:font-weight="normal" officeooo:rsid="001f1e17" officeooo:paragraph-rsid="001f1e17" style:font-style-asian="normal" style:font-weight-asian="normal" style:font-style-complex="normal" style:font-weight-complex="normal"/>
    </style:style>
    <style:style style:name="P28" style:family="paragraph" style:parent-style-name="Standard">
      <style:text-properties fo:font-style="normal" fo:font-weight="normal" officeooo:rsid="001f3c54" officeooo:paragraph-rsid="001f3c54"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officeooo:rsid="000da65c"/>
    </style:style>
    <style:style style:name="T3" style:family="text">
      <style:text-properties style:text-position="super 58%"/>
    </style:style>
    <style:style style:name="T4" style:family="text">
      <style:text-properties officeooo:rsid="000eba3e"/>
    </style:style>
    <style:style style:name="T5" style:family="text">
      <style:text-properties fo:font-style="normal" style:font-style-asian="normal" style:font-style-complex="normal"/>
    </style:style>
    <style:style style:name="T6" style:family="text">
      <style:text-properties officeooo:rsid="0012f629"/>
    </style:style>
    <style:style style:name="T7" style:family="text">
      <style:text-properties officeooo:rsid="001afe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p Culture Final Essay</text:p>
      <text:p text:style-name="P1"/>
      <text:p text:style-name="P1">Consider the two propositions: “they do not know, but they are doing it” and “they all know very well what they are doing, but still they are doing it.” <text:s/>Which better describes citizens relationship to authoritarian rule in your opinion? <text:s/>What about artists' attitudes. <text:s/>In the second part of your answer, please make reference to one or more artists discussed in class. <text:s/></text:p>
      <text:p text:style-name="P1"/>
      <text:p text:style-name="P2">We will examine this question in the context of civilian and artistic consent to authoritarian rule. <text:s/>In particular we will be looking at the Fascist rule of the Nazi Party and the role that structural ideology played in the perpetuation and execution of Nazi beliefs. <text:s/>We will begin our paper with a discussion of Althusserian structuralism and then analyze Zizek's psychoanalytic conception of ideology not as a simple propogandistic tool but as a more complex and necessary system of understanding things. <text:s/>From these two we will derive much of the theory needed in order to examine our two main cases, Eichmann in Jerusalem and Mephisto. <text:s/></text:p>
      <text:p text:style-name="P2"/>
      <text:p text:style-name="P2"/>
      <text:p text:style-name="P2"/>
      <text:p text:style-name="P2"><text:span text:style-name="T1">We will attempt to focus our analysis on Nazi Germany but we may also make use of Havel Vaclav's Green Grocer's Dilemma, in particular for it's game theoretic considerations and it's play on implicit vs. explicit consent.</text:span> <text:s/><text:span text:style-name="T1">We may also consider the role of Heideggerian philosophy in Nazi Germany in particular as a special case of general Zizekian ideology. <text:s/>We may also consider Triumph of the Will, This way for the gas, and 18BL fascist mass spectacle. <text:s/></text:span></text:p>
      <text:p text:style-name="P2"/>
      <text:p text:style-name="P2"/>
      <text:p text:style-name="P2"/>
      <text:p text:style-name="P2">REFERENCES</text:p>
      <text:p text:style-name="P2"/>
      <text:p text:style-name="P4">(Structural Marxism) Louis Pierre Althusser a French Marxist philosopher born in Algeria who was a longtime member of the French communist party. <text:s/></text:p>
      <text:p text:style-name="P4"/>
      <text:p text:style-name="P4">(Structural Marxism) Structural Marxism an approach to Marxist philosophy based on structuralism arises in opposition to humanistic Marxism. <text:s/>Structural Marxism stresses that Marxism is a science that examines objective structures. <text:s/>It disputes the instrumentalist view that the state can be viewed as the direct servant of the ruling class. <text:s/>Instrumentlaists argue that state institutions are under the direct control of members of the capitalist class whereas structrualists argue that institutions of the state must function in such a way to ensure the ongoing viability of the authoritarian regime. <text:s/>Institutions must function to reproduce the society as a whole. <text:s/></text:p>
      <text:p text:style-name="P4"/>
      <text:p text:style-name="P4">(Structural Marxism) The state reproduces the logic of capitalist structure in economic, legal and political institutions. <text:s/>It functions in terms of the long-term interests of capital rather than the short-term interests of members. <text:s/>Institutions then have a certain degree of independence from specific elites of the ruling class. <text:s/></text:p>
      <text:p text:style-name="P4"/>
      <text:p text:style-name="P4">In his book Reading Capital (1965) Althusser claims that Marxist theory presents a strong statement of anti-humanism wherein the ideas of human potential and species being are condemned in Marxist society. <text:s/>Nazism and Heidegerrian zeitgeist can be understood as a response to this. <text:s/></text:p>
      <text:p text:style-name="P4"/>
      <text:p text:style-name="P4">(Definitely use Structural Marxism) Structuralism states that human culture must be understood in terms of it's relationship to a larger, overarching system/structure. <text:s/></text:p>
      <text:p text:style-name="P4"><text:soft-page-break/></text:p>
      <text:p text:style-name="P4">Blackburn: the phenomena of human life is not intelligible except through their interrelations. <text:s/></text:p>
      <text:p text:style-name="P4"/>
      <text:p text:style-name="P6">Ideology and Ideological State Apparatuses: Notes Towards an Investigation establishes the concept of ideology. <text:s/>Draws on Marx and Gramscri but also on Freud and Lacan's psychological concepts of the unconscious and mirror-phase respectively. <text:s/>Describes structures and systems that enable the concept of the self. <text:s/></text:p>
      <text:p text:style-name="P6"/>
      <text:p text:style-name="P6">In order to exist, a social formation is required to essentially, continuously and perpetually reproduce the productive forces, the conditions of production and the relations of production. <text:s/></text:p>
      <text:p text:style-name="P6"/>
      <text:p text:style-name="P6">Marxist Spacial Metaphor</text:p>
      <text:p text:style-name="P6"/>
      <text:p text:style-name="P6">economic base → Superstructure (law of the state, politico-legal) with 2 floors of ideology. <text:s/></text:p>
      <text:p text:style-name="P6"/>
      <text:p text:style-name="P6">Repressive State Apparatus (RSA) is a state which acts as a repressive apparatus used to suppress and dominate the working class. <text:s/>The RSA stands in opposition against the ISA (Ideological State Apparatus). <text:s/>RSA is a unified entity whereas the ISA is diverse and plural. <text:s/>The RSA functions by repression and violence whereas the ISA functions by ideology (and then repression and violence). <text:s/></text:p>
      <text:p text:style-name="P6"/>
      <text:p text:style-name="P6">Ideological State Apparatus belong to the private domain and works through fear of ridicule. <text:s/></text:p>
      <text:p text:style-name="P6"/>
      <text:p text:style-name="P6">Ideology consists of the actions and behaviors of bodies governed by their disposition within material apparatuses. <text:s/>It is the link between belief and actions. <text:s/></text:p>
      <text:p text:style-name="P6"/>
      <text:p text:style-name="P6">Interpellation is the process by which ideology constitutes individual persons as subjects. <text:s/></text:p>
      <text:p text:style-name="P6"/>
      <text:p text:style-name="P13">Althusser describes state poewr and state apparatus which is a promiscuous term which can mean the apparatuses of government (church, school and business). <text:s/></text:p>
      <text:p text:style-name="P6"/>
      <text:p text:style-name="P6">------------------------------------------------------------</text:p>
      <text:p text:style-name="P2"/>
      <text:p text:style-name="P2"><text:span text:style-name="T2">(Zizekian Theory) </text:span>A Pervert's Guide to Ideology (Sophia Fiennes with Slavoj Zizek) <text:span text:style-name="T4">(2012 successor to the 2006 pervert's guide to cinema). <text:s/></text:span></text:p>
      <text:p text:style-name="P2"/>
      <text:p text:style-name="P4">Slavoj Zizek a Slovenian philosopher, cultural critic and Marxist intellectual from the University of Ljubljana <text:s/></text:p>
      <text:p text:style-name="P2"/>
      <text:p text:style-name="P2">The Sublime Object of Ideology <text:span text:style-name="T4">draws largely on the work of GWF Hegel and Lacanian psychoanalysis to develop a materialist conception of ideology as inescapable conscious fantasy that structures social reality, departing from traditionalist Marxist interpretations of the word. <text:s/></text:span></text:p>
      <text:p text:style-name="P2"/>
      <text:p text:style-name="P6">The Sublime Object of Ideology thematizes the Kantian notion of the sublime in order to liken ideology to the experience of something that is absolutely vast and powerful and beyond all perception and objective intelligibility. <text:s/></text:p>
      <text:p text:style-name="P6"/>
      <text:p text:style-name="P6">In chapter 1, “How did Marx Invent the Symptom”? Zizek compares the notion of symptoms through both the work of Karl Marx and Sigmund Freud. <text:s/>Zizek opposes any simplistic reading of the two, who discovered the kernel of meaning concealed within the apparently unconnected forms of commodities <text:soft-page-break/>(Marx) and dreams (Freud). <text:s/>Kernel → labour, latent meaning → dream</text:p>
      <text:p text:style-name="P7"/>
      <text:p text:style-name="P7"/>
      <text:p text:style-name="P2"/>
      <text:p text:style-name="P2"><text:span text:style-name="T2">(Mephisto) </text:span>The Matrix</text:p>
      <text:p text:style-name="P2"/>
      <text:p text:style-name="P2"><text:span text:style-name="T2">(Zizekian Theory) </text:span>For Weber, ideology is used for a discrete doctrine or a party platform. <text:s/>For Zizek ideology is a schema, or a way of organizing our world. <text:s/>There is nothing but ideology for Zizek. <text:s/></text:p>
      <text:p text:style-name="P2"/>
      <text:p text:style-name="P2"><text:span text:style-name="T2">(Ideological Theory) </text:span>Ideology for Zizek can be thought of as insinuating rather than overt. <text:s/></text:p>
      <text:p text:style-name="P2"/>
      <text:p text:style-name="P2"><text:span text:style-name="T2">(Ideological Theory, Subsection on psychoanalysis) </text:span>Ideology is closely related to psychoanalysis. <text:s/>In fact, Zizek drew from both Althusser and Lacan when he was developing his conception of ideology. <text:s/>He is interested in both content and form, whereas for Freud the dream is the condensation of latent content. <text:s/></text:p>
      <text:p text:style-name="P2"/>
      <text:p text:style-name="P3">(Mephisto) Beethoven's 9<text:span text:style-name="T3">th</text:span> Symphony Ode to Joy. <text:s/></text:p>
      <text:p text:style-name="P3"/>
      <text:p text:style-name="P3">(Eichmann in Jerusalem) Marx emphasizes a commodity as an object full of ideological niceties. (Coke from A Pervert's Guide). <text:s/>It offers the opportunity for transcendence (Mephisto). <text:s/></text:p>
      <text:p text:style-name="P3"/>
      <text:p text:style-name="P3"><text:span text:style-name="T1">(Ideological theory) Jaws shark a metaphor for foreign threats, Fidel Castro believes jaws is leftist and the shark is capitalism exploiting the Americans.</text:span> <text:s/></text:p>
      <text:p text:style-name="P19">Nihilism articulates freedom from ideology<text:span text:style-name="T5">. <text:s/></text:span></text:p>
      <text:p text:style-name="P19"/>
      <text:p text:style-name="P19"><text:span text:style-name="T5">(Ideological Theory) The inertia of the real. <text:s/></text:span></text:p>
      <text:p text:style-name="P19"/>
      <text:p text:style-name="P19"><text:span text:style-name="T5">(Ideological Theory) Zijeckian ideology are ideas inscribed in materials. <text:s/>Ideology smooths out conflicts or inconsistencies that make life difficult to manage. <text:s/>Ideology results in a sort of false consciousness. <text:s/></text:span></text:p>
      <text:p text:style-name="P19"/>
      <text:p text:style-name="P25">There is a fundamental homology between the interpretative procedure of Marx and Freud – more precisely, between their analysis of commodity and of dreams. <text:s/>11</text:p>
      <text:p text:style-name="P25"/>
      <text:p text:style-name="P25">It is this unconscious/sexual desire which cannot be reduced to a normal train of thought because it is, from the very beginning, constitutively repressed because it has no original in the normal language of everyday communication, in the syntax of the conscious/preconscious. <text:s/>13</text:p>
      <text:p text:style-name="P25"/>
      <text:p text:style-name="P25">The exchange of commodities impies a double abstraction: the abstraction from the changeable character of the commoddity during the act of exchange and the abstraction from the concrete, empirical, sensual, particular character of the commodity. <text:s/>15</text:p>
      <text:p text:style-name="P25"/>
      <text:p text:style-name="P26">The point of emergence of the truth about social relations, is precisely the social relations between things 26</text:p>
      <text:p text:style-name="P26"/>
      <text:p text:style-name="P26">Instead of appearing at all events as their own mutual relations, the social relations between individuals are disguised under the shape of social relations between things. <text:s/>26</text:p>
      <text:p text:style-name="P26"/>
      <text:p text:style-name="P26">The ruling ideology is not meant to be taken seriously or literally. <text:s/>28</text:p>
      <text:p text:style-name="P26"><text:soft-page-break/></text:p>
      <text:p text:style-name="P26">The main point is to see how the reality itself cannot reproduce itself without this so-called ideological mystification. <text:s/>28</text:p>
      <text:p text:style-name="P26"/>
      <text:p text:style-name="P26">The cynical subject is quite aware of the distance between the ideological mask and the social reality, but he nonetheless still insists upon the mask. <text:s/>29</text:p>
      <text:p text:style-name="P26"/>
      <text:p text:style-name="P26">Cynical reason is no longer naïve, but is a paradox of an enlightened false consciousness: one knows the falsehood very well, one is well aware of a partiular interest hidden behind an ideological universality, but still one does not renounce it. <text:s/>29</text:p>
      <text:p text:style-name="P26"/>
      <text:p text:style-name="P26">Cynicism is the answer of the ruling culture to this cynical subversion: it recognizes, it takes into account, the particular interest behind the ideological universality, the distance between the ideological mask and the reality. <text:s/>29</text:p>
      <text:p text:style-name="P26"/>
      <text:p text:style-name="P26">What they do not know, what they misrecognize, is the fact that in their social reality itself, in their social activity – in the act of commodity exchange – they are guided by the fetishistic illusion. <text:s/>31</text:p>
      <text:p text:style-name="P26"/>
      <text:p text:style-name="P27">Their social reality itself, their activity, is guided by an illusion,by a fetishistic inversion. <text:s/>What they overlook, what they misrecognize, is not the reality but the illusion which is structuring their reality, their real social activity. <text:s/>They know very well how things are, but still they are doing it as if they did not know. <text:s/>The illusion is therefore double: it consists in overlooking the illusion which is structuring our real, effective relationship to reality. <text:s/>And this overlooked, unconscious illusion is what may be called the ideological fantasy. <text:s/>33</text:p>
      <text:p text:style-name="P27"/>
      <text:p text:style-name="P27">Even if we do not take things seriously, even if we keep an ironical distance, we are still doing them. <text:s/>33</text:p>
      <text:p text:style-name="P27"/>
      <text:p text:style-name="P27">It is belief which is radically exterior, embodied in the practical, effective procedure of people. <text:s/>34</text:p>
      <text:p text:style-name="P27"/>
      <text:p text:style-name="P27">Whatever I am thinking, objectively I am praying. <text:s/>34</text:p>
      <text:p text:style-name="P27"/>
      <text:p text:style-name="P27">Leave rational argumentation and submit yourself simply to ideological ritual, stupefy yourself by repeating the meaningless gestures, act as if you already believe, and the belief will come by itself. <text:s/>39</text:p>
      <text:p text:style-name="P27"/>
      <text:p text:style-name="P27">Belief before belief: by following a custom, the subject believes without knowing it, so that the final conversion is merely a formal act by means of which we recognize what we have already believed. <text:s/>40</text:p>
      <text:p text:style-name="P27"/>
      <text:p text:style-name="P28">Ideology is not a dreamlike illusion that we build to escape insupportable reality; in its basic dimension it is a fantasy-construction which serves as a support for our reality itself: an illusion which structures our effective, real social relations and thereby masks some insupportable, real, impossible kernel. <text:s/>45</text:p>
      <text:p text:style-name="P28"/>
      <text:p text:style-name="P28">The function of ideology is not to ofer us a point of escape from our reality but to offer us the social reality itself as an escape from some traumatic, real kernel. <text:s/>45</text:p>
      <text:p text:style-name="P28"/>
      <text:p text:style-name="P28">In vain do we try to break out of the ideological dream by opening our eyes and trying to see reality as it is, by throwing away the ideological spectacles as the subjects of such a post-ideological, objective, sober look, free of so-called ideological prejudices, as the subjects of a look which views the facts as they are, we remain throughout the consciousness of our ideological dream. <text:s/>The only way to break the <text:soft-page-break/>power of our ideological dream is to confront the Real of our desire which announces itself in this dream. <text:s/>48</text:p>
      <text:p text:style-name="P28"/>
      <text:p text:style-name="P28"/>
      <text:p text:style-name="P19"/>
      <text:p text:style-name="P19"/>
      <text:p text:style-name="P19"/>
      <text:p text:style-name="P19"/>
      <text:p text:style-name="P19"/>
      <text:p text:style-name="P19"/>
      <text:p text:style-name="P19"/>
      <text:p text:style-name="P19"/>
      <text:p text:style-name="P19">----------------------------------------------------------------</text:p>
      <text:p text:style-name="P19"/>
      <text:p text:style-name="P22">Weimar constitution ends up being a hindrance to effective rule. <text:s/>In the 1928 elections, Nazi's get 2.8% of the vote and missed the 5% threshold. <text:s/>In 4 years they generate 40% which is plurality. <text:s/>It's hardly conceivable that a party could so drastically change it's representation. <text:s/></text:p>
      <text:p text:style-name="P22"/>
      <text:p text:style-name="P22">Hitler's initial ascent goes through democratic means. <text:s/></text:p>
      <text:p text:style-name="P22"/>
      <text:p text:style-name="P22">Party → Movement. <text:s/></text:p>
      <text:p text:style-name="P22"/>
      <text:p text:style-name="P22">Nazi manifesto promised universal employment and built an alliance with business since it was terrified by communism. <text:s/>Democratic parties have responsibilities to consituencies. <text:s/>Movements lack the constituent checks. <text:s/>Democratic party → movement → authoritarian party. <text:s/></text:p>
      <text:p text:style-name="P19"/>
      <text:p text:style-name="P19"/>
      <text:p text:style-name="P14">Nationalism is a particular kind of collective imagining. <text:s/>From 1789 onwards Germany has a new idea of collective solidarity. <text:s/>This is an idea in addition to vertical arrangements, there are also new forms of horizontal comradity. <text:s/>Nominal equality. <text:s/></text:p>
      <text:p text:style-name="P14"/>
      <text:p text:style-name="P21"><text:span text:style-name="T5">Horizontal comradity doesn't do away with vertical hierarchy but it does dull the perception of it.</text:span> <text:s/></text:p>
      <text:p text:style-name="P21"/>
      <text:p text:style-name="P23">This concept comes about through the French Revolution. <text:s/></text:p>
      <text:p text:style-name="P23"/>
      <text:p text:style-name="P23">Notions of time – new forms of simultaneity experiencing ourselves as doing the same thing. <text:s/>Homogeneous empty time, uniform invariable,commensurate, arbitrariness. <text:s/>Face to face relationships are supplanted by solidarity of the state. <text:s/></text:p>
      <text:p text:style-name="P23"/>
      <text:p text:style-name="P23">Railroads are an important to this as well. <text:s/>So are national holidays, and the discipline of history which emerges. <text:s/>Time becomes more worldly. <text:s/></text:p>
      <text:p text:style-name="P23"/>
      <text:p text:style-name="P23">As capitalism becomes more widespread, secularization and processes of state formation occur. <text:s/></text:p>
      <text:p text:style-name="P23"/>
      <text:p text:style-name="P23">Maps and map-making are new practices that emerge as well. <text:s/>It becomes a much more prevalent form of career. <text:s/>Geography turns labels of people. <text:s/></text:p>
      <text:p text:style-name="P23"/>
      <text:p text:style-name="P24">Horizontal comradity and the invention of “the people” in Triumph of the Will. <text:s/>Establishes an intimate relationship between us and our leader. <text:s/></text:p>
      <text:p text:style-name="P24"><text:soft-page-break/></text:p>
      <text:p text:style-name="P24">Hygiene and Body Politic needs to be washed out, which makes fascism approachable, down to earth, and for the common man. <text:s/></text:p>
      <text:p text:style-name="P24"/>
      <text:p text:style-name="P24">Women exist in triumph of the will and a cult of domesticity is established as a part of fascism and not part of a socialist project. <text:s/>Very much related to the US employing for means convincing women to go to the home. <text:s/></text:p>
      <text:p text:style-name="P21"/>
      <text:p text:style-name="P21"/>
      <text:p text:style-name="P21"/>
      <text:p text:style-name="P21"/>
      <text:p text:style-name="P21"/>
      <text:p text:style-name="P21"/>
      <text:p text:style-name="P19"/>
      <text:p text:style-name="P20"><text:span text:style-name="T5">Performing under autocracy</text:span></text:p>
      <text:p text:style-name="P4">(Mephisto) Clauss Mann made the film in communist Hungary. <text:s/><text:span text:style-name="T6">1981 adaptation of Klauss Mann's Mephisto. <text:s/></text:span></text:p>
      <text:p text:style-name="P4"/>
      <text:p text:style-name="P4">(Mephisto) Structuralist commentary in the scene where Nazis take power. <text:s/>I NEED THE GERMAN LANGUAGE. <text:s/></text:p>
      <text:p text:style-name="P4"/>
      <text:p text:style-name="P4">Mephisto describes the Rapid Politization of Theater</text:p>
      <text:p text:style-name="P4"/>
      <text:p text:style-name="P4">Henrik Haufman becomes successful through the Nazi regime. <text:s/></text:p>
      <text:p text:style-name="P4"/>
      <text:p text:style-name="P4">Mofcan, Prime Minister. <text:s/></text:p>
      <text:p text:style-name="P4"/>
      <text:p text:style-name="P4">The white mask in Mephisto as a symbol for conformity to the Nazi party. <text:s/>Consider wedding scene where everyone is shown adorning a white mask. <text:s/></text:p>
      <text:p text:style-name="P4"/>
      <text:p text:style-name="P4">Analysis of Deal with the Devil scene in the operahouse after the first performance of Mephisto. <text:s/>Faust makes an agreement with the devil and first really wants to be an actor. <text:s/></text:p>
      <text:p text:style-name="P4"/>
      <text:p text:style-name="P4">Analysis of the quote “I hate coffeehouse intellectuals”. <text:s/></text:p>
      <text:p text:style-name="P4"/>
      <text:p text:style-name="P13">For Zijek, the politics of “as if” compliance is what counts politically. <text:s/></text:p>
      <text:p text:style-name="P13"/>
      <text:p text:style-name="P13">Hidden hand behind the actor. <text:s/></text:p>
      <text:p text:style-name="P5"/>
      <text:p text:style-name="P8">In Mephisto, complicity is ambiguous. <text:s/>Haufman begins with a seeming commitment to Communism that then morphs into an accomodation with fascism. <text:s/></text:p>
      <text:p text:style-name="P8"/>
      <text:p text:style-name="P11">Mestiphopheles and Doctor Faustus. <text:s/></text:p>
      <text:p text:style-name="P11"/>
      <text:p text:style-name="P11">Hendrik Hofger abandons his conscience and continues to act and ingratiate himself with the Nazi Party to keep and improve his job and social position. <text:s/></text:p>
      <text:p text:style-name="P11"/>
      <text:p text:style-name="P11">The irony is that the protagonist's fondest dream is to play Mephisto – but in order to achieve this dream, he in effect sells his soul and realizes too late that in reality he is Faustus while it is the Nazi <text:soft-page-break/>leader (Hermann Goring) who is the true Mephisto. <text:s/></text:p>
      <text:p text:style-name="P11"/>
      <text:p text:style-name="P13">Prime Minister ironically calls Hofgen Mephisto. <text:s/>His dream role is that of Hamlet</text:p>
      <text:p text:style-name="P11"/>
      <text:p text:style-name="P13">Hofger's version of Mephisto changes throughout the film, as we notice in the second half of the film he tends to leave the mask on. <text:s/></text:p>
      <text:p text:style-name="P13"/>
      <text:p text:style-name="P13">“What do they want with me I'm only an actor”. <text:s/></text:p>
      <text:p text:style-name="P13"/>
      <text:p text:style-name="P13">Hoefgan claims that his performances are apolitical. <text:s/></text:p>
      <text:p text:style-name="P13"/>
      <text:p text:style-name="P13">Consider the scene where his friend is about to die and gets rejected by the prime minister. <text:s text:c="3"/></text:p>
      <text:p text:style-name="P8"/>
      <text:p text:style-name="P9">We're never quite sure if our acting is honest. <text:s/></text:p>
      <text:p text:style-name="P9"/>
      <text:p text:style-name="P9">In Mephisto there is a parallel between performative aspects of theater and political regime. <text:s/></text:p>
      <text:p text:style-name="P9"/>
      <text:p text:style-name="P9">Consider the use of mirrors and spotlights in the film. <text:s/></text:p>
      <text:p text:style-name="P9"/>
      <text:p text:style-name="P9">Fascism is an overwhelming spotlight (particularly in the final scene). <text:s/></text:p>
      <text:p text:style-name="P9"/>
      <text:p text:style-name="P13">There is ambiguity in the end whether Hofger will be executed by firing squad.</text:p>
      <text:p text:style-name="P13"/>
      <text:p text:style-name="P13">Stadium is larger than Mephisto is used to, which makes it a metaphor for ideology and his failure to meet the demands of fascist ideology. <text:s/></text:p>
      <text:p text:style-name="P9"/>
      <text:p text:style-name="P9">Small performances are limited by the stage and become life itself. <text:s/></text:p>
      <text:p text:style-name="P9"/>
      <text:p text:style-name="P9">Mirrors suggest alienation of the actor. <text:s/></text:p>
      <text:p text:style-name="P9"/>
      <text:p text:style-name="P9">(Lacan's Mirror Stage) Kids at 6 months old look at a mirror and begin to recognize themselves. <text:s/>They are for the first time seeing themselves as an object to themselves. <text:s/></text:p>
      <text:p text:style-name="P9"/>
      <text:p text:style-name="P9">The Actor is constantly checking in with himself. <text:s/>This represents a drive or aspiration towards being himself whole. <text:s/>He is also more aggressive when he is with his mistress. <text:s/>The mirror wall when he is with his mistress is an expression of aggression and also points to the intense narcissism of the actor. <text:s text:c="2"/></text:p>
      <text:p text:style-name="P10"/>
      <text:p text:style-name="P11">Counteracts with Susan Sontag in Fascinating Fascism wherein the Greatest artists attain a sublime neutrality (contrast Hannah Arrendt and Mephisto). <text:s/></text:p>
      <text:p text:style-name="P11"/>
      <text:p text:style-name="P12">This way for the Gas, Ladies and Gentlemen is a collection of short stories by Borowski who was not part of the resistance agains the Nazis during WWII in Warsaw, but his girlfriend was. <text:s/>In searing, satiric prose Borowski details what life and death were like in German concentration camps. <text:s/>Tadek is a survivalist with a hard shell whereas Borowski was a leader and a man who nobly helped others. <text:s/></text:p>
      <text:p text:style-name="P12"/>
      <text:p text:style-name="P13">Gets to the emotion of being at Auschwitz. <text:s/>Following the liberation of Auschwitz he gets transported to areas where he decides to return to the excitement of communist Poland. <text:s/>The protagonist is unclear and is written in the 1<text:span text:style-name="T3">st</text:span> person since it's impossibe to write it in any other way. <text:s/>People survive the gas chamber and then commits suicide. <text:s/></text:p>
      <text:p text:style-name="P11"><text:soft-page-break/></text:p>
      <text:p text:style-name="P11"/>
      <text:p text:style-name="P11"/>
      <text:p text:style-name="P11"/>
      <text:p text:style-name="P11"/>
      <text:p text:style-name="P11"/>
      <text:p text:style-name="P11"/>
      <text:p text:style-name="P12"/>
      <text:p text:style-name="P12">Hannah Arendt the German-born American political theorist who rejected the label of philosopher on the grounds of men vs man distinction. <text:s/></text:p>
      <text:p text:style-name="P12"/>
      <text:p text:style-name="P12">Eichmann in Jerusalem was a report on the 1961 trial of Adolf Eichmann written for the New Yorker in 1963. <text:s/>It coined the phrase “the banality of evil”. <text:s/></text:p>
      <text:p text:style-name="P12"/>
      <text:p text:style-name="P12">Eichmann in Jerusalem asks the question of whether evil is a function of thoughtlessness or radicality. <text:s/>It shows a tendency of ordinary people to obey orders and conform to mass opinion without critical evaluation of the consequences of their actions. <text:s/></text:p>
      <text:p text:style-name="P12"/>
      <text:p text:style-name="P12">Eichmann in Jerusalem is sharply critical of the way the trial was conducted in Israel as well as of the way Jewish leaders such as MC Rumkowski acted during the holocaust. <text:s/></text:p>
      <text:p text:style-name="P12"/>
      <text:p text:style-name="P12">Gershom Scholem was a major scholar of Jewish mysticism who broke off relations with Arrendt after the report.</text:p>
      <text:p text:style-name="P12"/>
      <text:p text:style-name="P12">Book is deeply indebted to Raul Hillberg's “The Destruction of the European Jews”</text:p>
      <text:p text:style-name="P12"/>
      <text:p text:style-name="P12">MC Rumkowski was a Polish Jew and wartime businessman appointed by Nazi Germany as head of the council of elders in the Lodz Ghetto. <text:s/>Mistakenly believed that productivity was the key to Jewish survival beyond the Holocaust. <text:s/>Gave the speech “Give me your children” and was eventually beaten to death by inmates at Auschwitz. <text:s/></text:p>
      <text:p text:style-name="P15">Banality of Evil expresses a bureaucratic norm, a compliance which is extraordinarily widespread and a victors justice in which a crime against humanity which was put in the terms of the victims justice. <text:s/></text:p>
      <text:p text:style-name="P15"/>
      <text:p text:style-name="P16">Eichmann's inability to speak coherently in court was connected with his incapacity to think, or to think from another person's point of view. <text:s/>His shallowness was by no means identical with stupidity. <text:s/>Xiii</text:p>
      <text:p text:style-name="P16"/>
      <text:p text:style-name="P16">No moral questions were involved yet, only a political decision whose realism was debatable: concrete help, thus the argument ran, was better than abstract denunciations. <text:s/>It was Realpolitik without Machiavellian overtones, and its dangers came to light years later.. 11</text:p>
      <text:p text:style-name="P16"/>
      <text:p text:style-name="P17">As far as Eichmann was concerned, these were questions of changing moods, and as long as he was capable of finding, either in his memory or on the spur of the moment, an elating stock phrase to go with them, he was quite content, without ever becoming aware of anything like inconsistencies . 55</text:p>
      <text:p text:style-name="P17"/>
      <text:p text:style-name="P17"/>
      <text:p text:style-name="P17">The fact is that Eichmann did not see much... <text:s/>It was easy to avoid the killing installations and Hoss spared him the gruesome sights. <text:s/>89</text:p>
      <text:p text:style-name="P17"/>
      <text:p text:style-name="P17">None of the various language rules, carefully contrived to deceive and to camouflage, had a more <text:soft-page-break/>decisive effect on the mentality of the killers than this first war decree of Hitler, in which the word for “murder” was replaced by the phrase “to grant a mercy death.” <text:s/>108</text:p>
      <text:p text:style-name="P12"/>
      <text:p text:style-name="P17">Eichmann's dream was an incredible nightmare for the Jews: nowhere else were so many people deported and exterminated in such a brief span of time. <text:s/>140</text:p>
      <text:p text:style-name="P17"/>
      <text:p text:style-name="P17">As far as Eichmann was concerned the documents clearly showed that even at this stage he had next to nothing to do with what happened in the East. <text:s/>218</text:p>
      <text:p text:style-name="P17"/>
      <text:p text:style-name="P17">For the lesson of such stories is simple and within everybody's grasp. <text:s/>Politically speaking it is that under conditions of terror most people will comply but some people will not, just as the lesson of the countries to which the Final Solution was proposed is that it could happen in most places but it did not happen everywhere. <text:s/>Humanly speaking, no more is required and no more can reasonably be asked, for this planet to remain a place fit for human habitation. <text:s/>233</text:p>
      <text:p text:style-name="P17"/>
      <text:p text:style-name="P17">Eichmann, it will be remembered, had steadfastly insisted that he was guilty only of aiding and abetting in the commission of the crimes with which he was charged, that he himself had never committed an overt act. <text:s/><text:span text:style-name="T7">246</text:span></text:p>
      <text:p text:style-name="P17"/>
      <text:p text:style-name="P18">His guilt came from his obediance, and his obediance is praised as a virtue. <text:s/>247</text:p>
      <text:p text:style-name="P18"/>
      <text:p text:style-name="P18"/>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1">(Case study of Triumph of the Will in which both the citizens and the artist seem to be aware of the autocratic government's wishes). <text:s/></text:p>
      <text:p text:style-name="P11"/>
      <text:p text:style-name="P11">Triumph of the Will 1935 propoganda film directed, produced, edited, co-written by Leni Riefenstahl. <text:s/></text:p>
      <text:p text:style-name="P11"/>
      <text:p text:style-name="P11">Nazi Party Congress in Nuremburg</text:p>
      <text:p text:style-name="P11"/>
      <text:p text:style-name="P11">Theme is the return of Germany as a great power. <text:s/>Made after the 1934 Night of the Long Knives thus many Sturmahteilung (SA) members are absent since they were murdered by Hitler to replace the SA and his rival Ernst Roehm with Schutzstaffeln (SS) as his main paramilitary force. <text:s/></text:p>
      <text:p text:style-name="P11"/>
      <text:p text:style-name="P11"><text:soft-page-break/>Prominent example of propoganda in film history which is now banned from showing in Germany. <text:s/></text:p>
      <text:p text:style-name="P11"/>
      <text:p text:style-name="P11">Der Sieg des Glaubers showed Hitler and Rohm together at the 1933 Nazi party Congress. <text:s/></text:p>
      <text:p text:style-name="P11"/>
      <text:p text:style-name="P11">Frank Capra's seven-film series Why We Fight is directly inspired as a response to Triumph of the Will. <text:s/></text:p>
      <text:p text:style-name="P11"/>
      <text:p text:style-name="P11">Triumph of the Will starts with text against a grey background. <text:s/></text:p>
      <text:p text:style-name="P11">Day 1 includes shots of the clouds above the city, then moves through the clouds to float above the assembly masses below. <text:s/>Hitler then arrives. <text:s/></text:p>
      <text:p text:style-name="P11">Day 2 includes images of Nuremburg at dawn accompanied by an extract from Act 3 prelud of Die Meistersinger von Numberg. <text:s/>Introduces Nazi Hierarchy and their speeches. <text:s/></text:p>
      <text:p text:style-name="P11">Day 3 starts with a Hitler youth rally, Hitler addresses the youth. <text:s/>Hitler delivers another speech to low-ranking party officials by torchlight. <text:s/></text:p>
      <text:p text:style-name="P11">Day 4 is the climax of the film as Hitler walks through a wide expanse of troops to lay a wreath at a WW1 Memorial. He discusses Kristallnacht and Hitler absolves the SA of crimes committed by Ernst Rohm. <text:s/>Hitler delivers his closing speech and reaffirms the primacy of the Nazis. <text:s/>There is a Sieg Heil Salute and the crowd sings as the camera focuses on the swastika. <text:s/></text:p>
      <text:p text:style-name="P11"/>
      <text:p text:style-name="P11"/>
      <text:p text:style-name="P12">Jeffrey Schnapp's Staging Fascism: 18BL and the theater of masses for the masses analyzes and dramatizes the subject of Fascist mass theater. <text:s/>It is a detailed analysis of the experimental theatrical production 18BL which is named after the first truck mass-produced by Fiat. <text:s/></text:p>
      <text:p text:style-name="P12"/>
      <text:p text:style-name="P12">Schnapp's provocative engagement employs strategies analagous to those of fascist modernism: juxtaposition, montage, correspondences, associations and constructed histories. <text:s/>In April 1933 Mussolini called for a fascist theater of the masses for an audience of 20,000 to which 18BL was a response. <text:s/>It was considered a performance both for and of the masses. <text:s/></text:p>
      <text:p text:style-name="P12"/>
      <text:p text:style-name="P12"/>
      <text:p text:style-name="P12"/>
      <text:p text:style-name="P13">POSSIBLE CONCLUSION</text:p>
      <text:p text:style-name="P13"/>
      <text:p text:style-name="P13">Why this is true in authoritarian governments as any system which is concerned with it's perpetuation. <text:s/>Distinction between authoritarianism and the falsity of totalitarianism.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5T09:38:14.127621997</meta:creation-date>
    <meta:print-date>2015-11-25T16:37:33.218385019</meta:print-date>
    <dc:date>2015-11-25T20:32:31.640583083</dc:date>
    <meta:editing-duration>PT1H46M6S</meta:editing-duration>
    <meta:editing-cycles>1</meta:editing-cycles>
    <meta:document-statistic meta:table-count="0" meta:image-count="0" meta:object-count="0" meta:page-count="10" meta:paragraph-count="138" meta:word-count="3781" meta:character-count="23831" meta:non-whitespace-character-count="19881"/>
    <meta:generator>LibreOffice/4.2.8.2$Linux_X86_64 LibreOffice_project/420m0$Build-2</meta:generator>
  </office:meta>
</office:document-meta>
</file>